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26e8"/>
    </style:style>
    <style:style style:name="P2" style:family="paragraph" style:parent-style-name="Standard">
      <style:text-properties officeooo:rsid="00122b74" officeooo:paragraph-rsid="00122b74"/>
    </style:style>
    <style:style style:name="P3" style:family="paragraph" style:parent-style-name="Standard">
      <style:text-properties officeooo:rsid="00122b74" officeooo:paragraph-rsid="00137787"/>
    </style:style>
    <style:style style:name="P4" style:family="paragraph" style:parent-style-name="Standard">
      <style:text-properties officeooo:rsid="00122b74" officeooo:paragraph-rsid="001babd1"/>
    </style:style>
    <style:style style:name="P5" style:family="paragraph" style:parent-style-name="Standard">
      <style:text-properties officeooo:rsid="001638ca" officeooo:paragraph-rsid="001638ca"/>
    </style:style>
    <style:style style:name="P6" style:family="paragraph" style:parent-style-name="Standard">
      <style:text-properties officeooo:rsid="001638ca" officeooo:paragraph-rsid="0018b2a9"/>
    </style:style>
    <style:style style:name="P7" style:family="paragraph" style:parent-style-name="Standard">
      <style:text-properties officeooo:rsid="001d85ab" officeooo:paragraph-rsid="001d85ab"/>
    </style:style>
    <style:style style:name="P8" style:family="paragraph" style:parent-style-name="Standard">
      <style:text-properties officeooo:rsid="001d85ab" officeooo:paragraph-rsid="001e346e"/>
    </style:style>
    <style:style style:name="P9" style:family="paragraph" style:parent-style-name="Standard">
      <style:text-properties officeooo:rsid="001d85ab" officeooo:paragraph-rsid="00201736"/>
    </style:style>
    <style:style style:name="P10" style:family="paragraph" style:parent-style-name="Standard">
      <style:text-properties officeooo:paragraph-rsid="001e7db5"/>
    </style:style>
    <style:style style:name="P11" style:family="paragraph" style:parent-style-name="Standard">
      <style:text-properties officeooo:rsid="00201736" officeooo:paragraph-rsid="00201736"/>
    </style:style>
    <style:style style:name="P12" style:family="paragraph" style:parent-style-name="Standard" style:list-style-name="L1">
      <style:text-properties officeooo:rsid="00122b74" officeooo:paragraph-rsid="00122b74"/>
    </style:style>
    <style:style style:name="P13" style:family="paragraph" style:parent-style-name="Standard" style:list-style-name="L2">
      <style:text-properties officeooo:rsid="00122b74" officeooo:paragraph-rsid="00122b74"/>
    </style:style>
    <style:style style:name="P14" style:family="paragraph" style:parent-style-name="Standard" style:list-style-name="L3">
      <style:text-properties officeooo:rsid="00122b74" officeooo:paragraph-rsid="00137787"/>
    </style:style>
    <style:style style:name="P15" style:family="paragraph" style:parent-style-name="Standard" style:list-style-name="L4">
      <style:text-properties officeooo:rsid="00122b74" officeooo:paragraph-rsid="002da840"/>
    </style:style>
    <style:style style:name="P16" style:family="paragraph" style:parent-style-name="Standard" style:list-style-name="L4">
      <style:text-properties officeooo:rsid="00122b74" officeooo:paragraph-rsid="00137787"/>
    </style:style>
    <style:style style:name="P17" style:family="paragraph" style:parent-style-name="Standard" style:list-style-name="L5">
      <style:text-properties officeooo:rsid="00122b74" officeooo:paragraph-rsid="00137787"/>
    </style:style>
    <style:style style:name="P18" style:family="paragraph" style:parent-style-name="Standard" style:list-style-name="L7">
      <style:text-properties officeooo:rsid="00122b74" officeooo:paragraph-rsid="001babd1"/>
    </style:style>
    <style:style style:name="P19" style:family="paragraph" style:parent-style-name="Standard" style:list-style-name="L7">
      <style:text-properties officeooo:rsid="00122b74" officeooo:paragraph-rsid="002da840"/>
    </style:style>
    <style:style style:name="P20" style:family="paragraph" style:parent-style-name="Standard" style:list-style-name="L8">
      <style:text-properties officeooo:rsid="00122b74" officeooo:paragraph-rsid="001babd1"/>
    </style:style>
    <style:style style:name="P21" style:family="paragraph" style:parent-style-name="Standard" style:list-style-name="L9">
      <style:text-properties officeooo:rsid="00122b74" officeooo:paragraph-rsid="001babd1"/>
    </style:style>
    <style:style style:name="P22" style:family="paragraph" style:parent-style-name="Standard" style:list-style-name="L10">
      <style:text-properties officeooo:rsid="00122b74" officeooo:paragraph-rsid="001babd1"/>
    </style:style>
    <style:style style:name="P23" style:family="paragraph" style:parent-style-name="Standard" style:list-style-name="L11">
      <style:text-properties officeooo:rsid="00122b74" officeooo:paragraph-rsid="001d85ab"/>
    </style:style>
    <style:style style:name="P24" style:family="paragraph" style:parent-style-name="Standard" style:list-style-name="L14">
      <style:text-properties officeooo:rsid="00122b74" officeooo:paragraph-rsid="001e346e"/>
    </style:style>
    <style:style style:name="P25" style:family="paragraph" style:parent-style-name="Standard" style:list-style-name="L6">
      <style:text-properties officeooo:rsid="001638ca" officeooo:paragraph-rsid="001638ca"/>
    </style:style>
    <style:style style:name="P26" style:family="paragraph" style:parent-style-name="Standard" style:list-style-name="L13">
      <style:text-properties officeooo:rsid="001638ca" officeooo:paragraph-rsid="0018b2a9"/>
    </style:style>
    <style:style style:name="P27" style:family="paragraph" style:parent-style-name="Standard" style:list-style-name="L14">
      <style:text-properties officeooo:rsid="001638ca" officeooo:paragraph-rsid="0018b2a9"/>
    </style:style>
    <style:style style:name="P28" style:family="paragraph" style:parent-style-name="Standard" style:list-style-name="L28">
      <style:text-properties officeooo:rsid="001638ca" officeooo:paragraph-rsid="00201736"/>
    </style:style>
    <style:style style:name="P29" style:family="paragraph" style:parent-style-name="Standard" style:list-style-name="L11">
      <style:text-properties officeooo:rsid="001d85ab" officeooo:paragraph-rsid="001d85ab"/>
    </style:style>
    <style:style style:name="P30" style:family="paragraph" style:parent-style-name="Standard" style:list-style-name="L12">
      <style:text-properties officeooo:rsid="001d85ab" officeooo:paragraph-rsid="001d85ab"/>
    </style:style>
    <style:style style:name="P31" style:family="paragraph" style:parent-style-name="Standard" style:list-style-name="L14">
      <style:text-properties officeooo:rsid="001d85ab" officeooo:paragraph-rsid="001e346e"/>
    </style:style>
    <style:style style:name="P32" style:family="paragraph" style:parent-style-name="Standard" style:list-style-name="L15">
      <style:text-properties officeooo:rsid="001d85ab" officeooo:paragraph-rsid="001e346e"/>
    </style:style>
    <style:style style:name="P33" style:family="paragraph" style:parent-style-name="Standard" style:list-style-name="L29">
      <style:text-properties officeooo:rsid="001d85ab" officeooo:paragraph-rsid="00201736"/>
    </style:style>
    <style:style style:name="P34" style:family="paragraph" style:parent-style-name="Standard" style:list-style-name="L30">
      <style:text-properties officeooo:rsid="001d85ab" officeooo:paragraph-rsid="00201736"/>
    </style:style>
    <style:style style:name="P35" style:family="paragraph" style:parent-style-name="Standard" style:list-style-name="L13">
      <style:text-properties officeooo:rsid="001e346e" officeooo:paragraph-rsid="001e346e"/>
    </style:style>
    <style:style style:name="P36" style:family="paragraph" style:parent-style-name="Standard" style:list-style-name="L28">
      <style:text-properties officeooo:rsid="001e346e" officeooo:paragraph-rsid="00201736"/>
    </style:style>
    <style:style style:name="P37" style:family="paragraph" style:parent-style-name="Standard" style:list-style-name="L16">
      <style:text-properties officeooo:paragraph-rsid="001126e8"/>
    </style:style>
    <style:style style:name="P38" style:family="paragraph" style:parent-style-name="Standard" style:list-style-name="L17">
      <style:text-properties officeooo:paragraph-rsid="001e7db5"/>
    </style:style>
    <style:style style:name="P39" style:family="paragraph" style:parent-style-name="Standard" style:list-style-name="L17">
      <style:text-properties officeooo:paragraph-rsid="001e346e"/>
    </style:style>
    <style:style style:name="P40" style:family="paragraph" style:parent-style-name="Standard" style:list-style-name="L18">
      <style:text-properties officeooo:paragraph-rsid="001e7db5"/>
    </style:style>
    <style:style style:name="P41" style:family="paragraph" style:parent-style-name="Standard" style:list-style-name="L19">
      <style:text-properties officeooo:paragraph-rsid="001e7db5"/>
    </style:style>
    <style:style style:name="P42" style:family="paragraph" style:parent-style-name="Standard" style:list-style-name="L20">
      <style:text-properties officeooo:paragraph-rsid="001e7db5"/>
    </style:style>
    <style:style style:name="P43" style:family="paragraph" style:parent-style-name="Standard" style:list-style-name="L21">
      <style:text-properties officeooo:paragraph-rsid="001e7db5"/>
    </style:style>
    <style:style style:name="P44" style:family="paragraph" style:parent-style-name="Standard" style:list-style-name="L22">
      <style:text-properties officeooo:paragraph-rsid="001e7db5"/>
    </style:style>
    <style:style style:name="P45" style:family="paragraph" style:parent-style-name="Standard" style:list-style-name="L23">
      <style:text-properties officeooo:paragraph-rsid="001e7db5"/>
    </style:style>
    <style:style style:name="P46" style:family="paragraph" style:parent-style-name="Standard" style:list-style-name="L24">
      <style:text-properties officeooo:paragraph-rsid="001e7db5"/>
    </style:style>
    <style:style style:name="P47" style:family="paragraph" style:parent-style-name="Standard" style:list-style-name="L25">
      <style:text-properties officeooo:paragraph-rsid="001126e8"/>
    </style:style>
    <style:style style:name="P48" style:family="paragraph" style:parent-style-name="Standard" style:list-style-name="L26">
      <style:text-properties officeooo:paragraph-rsid="001126e8"/>
    </style:style>
    <style:style style:name="P49" style:family="paragraph" style:parent-style-name="Standard" style:list-style-name="L26">
      <style:text-properties officeooo:paragraph-rsid="001e7db5"/>
    </style:style>
    <style:style style:name="P50" style:family="paragraph" style:parent-style-name="Standard" style:list-style-name="L27">
      <style:text-properties officeooo:paragraph-rsid="001e7db5"/>
    </style:style>
    <style:style style:name="P51" style:family="paragraph" style:parent-style-name="Standard" style:list-style-name="L28">
      <style:text-properties officeooo:rsid="00201736" officeooo:paragraph-rsid="00201736"/>
    </style:style>
    <style:style style:name="P52" style:family="paragraph" style:parent-style-name="Standard" style:list-style-name="L29">
      <style:text-properties officeooo:rsid="00201736" officeooo:paragraph-rsid="00201736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126e8"/>
    </style:style>
    <style:style style:name="T4" style:family="text">
      <style:text-properties officeooo:rsid="00122b74"/>
    </style:style>
    <style:style style:name="T5" style:family="text">
      <style:text-properties officeooo:rsid="00182d12"/>
    </style:style>
    <style:style style:name="T6" style:family="text">
      <style:text-properties officeooo:rsid="001b8766"/>
    </style:style>
    <style:style style:name="T7" style:family="text">
      <style:text-properties officeooo:rsid="001babd1"/>
    </style:style>
    <style:style style:name="T8" style:family="text">
      <style:text-properties officeooo:rsid="001d85ab"/>
    </style:style>
    <style:style style:name="T9" style:family="text">
      <style:text-properties officeooo:rsid="001e346e"/>
    </style:style>
    <style:style style:name="T10" style:family="text">
      <style:text-properties officeooo:rsid="001e7db5"/>
    </style:style>
    <style:style style:name="T11" style:family="text">
      <style:text-properties officeooo:rsid="00201736"/>
    </style:style>
    <style:style style:name="T12" style:family="text">
      <style:text-properties officeooo:rsid="00225ec6"/>
    </style:style>
    <style:style style:name="T13" style:family="text">
      <style:text-properties officeooo:rsid="002aaf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作者:邓钧仁</text:p>
      <text:p text:style-name="P1"/>
      <text:p text:style-name="P1"/>
      <text:p text:style-name="P1">模块名:综合素养调研</text:p>
      <text:p text:style-name="P1"><text:tab/>导航<text:span text:style-name="T2">下拉名_1:综合素养</text:span></text:p>
      <text:p text:style-name="P1"><text:tab/><text:tab/>导航<text:span text:style-name="T2">名_1:调研需求</text:span></text:p>
      <text:p text:style-name="P1"><text:tab/><text:tab/><text:tab/>功能名_<text:span text:style-name="T1">1:列表 功能类型:网格</text:span></text:p>
      <text:list xml:id="list237838283224986764" text:style-name="L1">
        <text:list-item>
          <text:p text:style-name="P12">字段名:调研需求类型</text:p>
        </text:list-item>
        <text:list-item>
          <text:p text:style-name="P12">字段名:调研类型</text:p>
        </text:list-item>
        <text:list-item>
          <text:p text:style-name="P12">字段名:调研主题</text:p>
        </text:list-item>
        <text:list-item>
          <text:p text:style-name="P12">字段名:调研目的</text:p>
        </text:list-item>
        <text:list-item>
          <text:p text:style-name="P12">字段名:调研对象</text:p>
        </text:list-item>
        <text:list-item>
          <text:p text:style-name="P12">字段名:发起人</text:p>
        </text:list-item>
        <text:list-item>
          <text:p text:style-name="P12">字段名:岗位</text:p>
        </text:list-item>
        <text:list-item>
          <text:p text:style-name="P12">字段名:发起时间</text:p>
        </text:list-item>
        <text:list-item>
          <text:p text:style-name="P12">字段名:备注</text:p>
        </text:list-item>
        <text:list-item>
          <text:p text:style-name="P12">字段名:状态</text:p>
        </text:list-item>
        <text:list-item>
          <text:p text:style-name="P12">字段名:处理人</text:p>
        </text:list-item>
        <text:list-item>
          <text:p text:style-name="P12">字段名:关闭原因</text:p>
        </text:list-item>
      </text:list>
      <text:p text:style-name="P2"><text:tab/><text:tab/><text:tab/>功能名_2:添加 功能类型:编辑</text:p>
      <text:list xml:id="list3112155531244662070" text:style-name="L2">
        <text:list-item>
          <text:p text:style-name="P13">字段名:调研需求类型 字段类型:单选框 必填</text:p>
        </text:list-item>
        <text:list-item>
          <text:p text:style-name="P13">字段名:调研类型 字段类型:单选框 必填</text:p>
        </text:list-item>
        <text:list-item>
          <text:p text:style-name="P13">字段名:调研主题 字段类型:文本框 必填</text:p>
        </text:list-item>
        <text:list-item>
          <text:p text:style-name="P13">字段名:调研目的 字段类型:文本框 必填</text:p>
        </text:list-item>
        <text:list-item>
          <text:p text:style-name="P13">字段名:调研范围 字段类型:单选框 必填</text:p>
        </text:list-item>
        <text:list-item>
          <text:p text:style-name="P13">字段名:调研对象 字段类型:多选框 非必填</text:p>
        </text:list-item>
        <text:list-item>
          <text:p text:style-name="P13">字段名:备注 字段类型:文本框 非必填</text:p>
        </text:list-item>
      </text:list>
      <text:p text:style-name="P3"><text:tab/><text:tab/><text:tab/>功能名_<text:span text:style-name="T13">3</text:span>:编辑 功能类型:编辑</text:p>
      <text:list xml:id="list797101306038744810" text:style-name="L3">
        <text:list-item>
          <text:p text:style-name="P14">字段名:调研需求类型 字段类型:单选框 必填</text:p>
        </text:list-item>
        <text:list-item>
          <text:p text:style-name="P14">字段名:调研类型 字段类型:单选框 必填</text:p>
        </text:list-item>
        <text:list-item>
          <text:p text:style-name="P14">字段名:调研主题 字段类型:文本框 必填</text:p>
        </text:list-item>
        <text:list-item>
          <text:p text:style-name="P14">字段名:调研目的 字段类型:文本框 必填</text:p>
        </text:list-item>
        <text:list-item>
          <text:p text:style-name="P14">字段名:调研范围 字段类型:单选框 必填</text:p>
        </text:list-item>
        <text:list-item>
          <text:p text:style-name="P14">字段名:调研对象 字段类型:多选框 非必填</text:p>
        </text:list-item>
        <text:list-item>
          <text:p text:style-name="P14">字段名:备注 字段类型:文本框 非必填</text:p>
        </text:list-item>
      </text:list>
      <text:p text:style-name="P3"><text:tab/><text:tab/><text:tab/>功能名_<text:span text:style-name="T13">4:删除 功能类型:编辑</text:span></text:p>
      <text:p text:style-name="P3"><text:tab/><text:tab/><text:tab/>功能名_<text:span text:style-name="T13">5:创建计划 功能类型:编辑</text:span></text:p>
      <text:list xml:id="list8828191935343635350" text:style-name="L4">
        <text:list-item>
          <text:p text:style-name="P15">字段名:计划开始时间 字段类型:时间框 必填</text:p>
        </text:list-item>
        <text:list-item>
          <text:p text:style-name="P16">字段名:计划结束时间 字段类型:时间框 必填</text:p>
        </text:list-item>
        <text:list-item>
          <text:p text:style-name="P16">字段名:调研表制作完成时间 字段类型:时间框 必填</text:p>
        </text:list-item>
        <text:list-item>
          <text:p text:style-name="P16">字段名:备注 字段类型:文本框 非必填</text:p>
        </text:list-item>
      </text:list>
      <text:p text:style-name="P3"><text:tab/><text:tab/><text:tab/>功能名_<text:span text:style-name="T13">6:清除需求 功能类型:编辑</text:span></text:p>
      <text:list xml:id="list5113778800560611092" text:style-name="L5">
        <text:list-item>
          <text:p text:style-name="P17">字段名:关闭原因 字段类型:文本框 必填</text:p>
        </text:list-item>
      </text:list>
      <text:p text:style-name="P1"><text:tab/><text:tab/>导航<text:span text:style-name="T2">名_2:调研计划</text:span></text:p>
      <text:p text:style-name="P1"><text:tab/><text:tab/><text:tab/>功能名_<text:span text:style-name="T1">1:列表 功能类型:网格</text:span></text:p>
      <text:list xml:id="list6021380175552771103" text:style-name="L6">
        <text:list-item>
          <text:p text:style-name="P25"><text:bookmark-start text:name="__DdeLink__385_175623741"/>字段名:调研编号</text:p>
        </text:list-item>
        <text:list-item>
          <text:p text:style-name="P25">字段名:调研发起人</text:p>
        </text:list-item>
        <text:list-item>
          <text:p text:style-name="P25"><text:soft-page-break/>字段名:岗位层级</text:p>
        </text:list-item>
        <text:list-item>
          <text:p text:style-name="P25">字段名:是否为定期调研</text:p>
        </text:list-item>
        <text:list-item>
          <text:p text:style-name="P25">字段名:调研类型</text:p>
        </text:list-item>
        <text:list-item>
          <text:p text:style-name="P25">字段名:调研主题</text:p>
        </text:list-item>
        <text:list-item>
          <text:p text:style-name="P25">字段名:调研目的</text:p>
        </text:list-item>
        <text:list-item>
          <text:p text:style-name="P25">字段名:调研内容</text:p>
        </text:list-item>
        <text:list-item>
          <text:p text:style-name="P25">字段名:调研对象</text:p>
        </text:list-item>
        <text:list-item>
          <text:p text:style-name="P25">字段名:调研开始时间</text:p>
        </text:list-item>
        <text:list-item>
          <text:p text:style-name="P25">字段名:调研结束时间</text:p>
        </text:list-item>
        <text:list-item>
          <text:p text:style-name="P25">字段名:调研表制作完成时间</text:p>
        </text:list-item>
        <text:list-item>
          <text:p text:style-name="P25">字段名:审核状态</text:p>
        </text:list-item>
        <text:list-item>
          <text:p text:style-name="P25">字段名:备注<text:bookmark-end text:name="__DdeLink__385_175623741"/></text:p>
        </text:list-item>
      </text:list>
      <text:p text:style-name="P5"><text:tab/><text:tab/><text:tab/>功能名_<text:span text:style-name="T6">2:添加 功能类型:编辑</text:span></text:p>
      <text:list xml:id="list8626717207453930106" text:style-name="L7">
        <text:list-item>
          <text:p text:style-name="P18">字段名:调研需求 字段类型:单选框 必填</text:p>
        </text:list-item>
        <text:list-item>
          <text:p text:style-name="P19">字段名:调研开始时间 字段类型:时间框 必填</text:p>
        </text:list-item>
        <text:list-item>
          <text:p text:style-name="P18"><text:bookmark-start text:name="__DdeLink__635_682718677"/>字段名:调研结束时间 字段类型:时间框 必填<text:bookmark-end text:name="__DdeLink__635_682718677"/></text:p>
        </text:list-item>
        <text:list-item>
          <text:p text:style-name="P18">字段名:调研表制作完成时间 字段类型:时间框 必填</text:p>
        </text:list-item>
        <text:list-item>
          <text:p text:style-name="P18">字段名:备注 字段类型:文本框 非必填</text:p>
        </text:list-item>
      </text:list>
      <text:p text:style-name="P4"><text:tab/><text:tab/><text:tab/>功能名_<text:span text:style-name="T7">3:编辑 功能类型:编辑</text:span></text:p>
      <text:list xml:id="list6905379787690193721" text:style-name="L8">
        <text:list-item>
          <text:p text:style-name="P20">字段名:调研需求 字段类型:单选框 必填</text:p>
        </text:list-item>
        <text:list-item>
          <text:p text:style-name="P20">字段名:调研结束时间 字段类型:时间框 必填</text:p>
        </text:list-item>
        <text:list-item>
          <text:p text:style-name="P20">字段名:调研表制作完成时间 字段类型:时间框 必填</text:p>
        </text:list-item>
        <text:list-item>
          <text:p text:style-name="P20">字段名:备注 字段类型:文本框 非必填</text:p>
        </text:list-item>
      </text:list>
      <text:p text:style-name="P4"><text:tab/><text:tab/><text:tab/>功能名_<text:span text:style-name="T7">4:删除 功能类型:编辑</text:span></text:p>
      <text:p text:style-name="P4"><text:tab/><text:tab/><text:tab/>功能名_<text:span text:style-name="T7">5:审核 功能类型:编辑</text:span></text:p>
      <text:list xml:id="list1719943711363813547" text:style-name="L9">
        <text:list-item>
          <text:p text:style-name="P21">字段名:是否通过 字段类型:开关按钮<text:span text:style-name="T5">(是/否) 必填</text:span></text:p>
        </text:list-item>
        <text:list-item>
          <text:p text:style-name="P21">字段名:意见 字段类型:文本框 必填</text:p>
        </text:list-item>
      </text:list>
      <text:p text:style-name="P4"><text:tab/><text:tab/><text:tab/>功能名_<text:span text:style-name="T7">6:查看审核结果 功能类型:编辑</text:span></text:p>
      <text:list xml:id="list8331767787467386159" text:style-name="L10">
        <text:list-item>
          <text:p text:style-name="P22">字段名:审核人</text:p>
        </text:list-item>
        <text:list-item>
          <text:p text:style-name="P22">字段名:岗位</text:p>
        </text:list-item>
        <text:list-item>
          <text:p text:style-name="P22">字段名:审核时间</text:p>
        </text:list-item>
        <text:list-item>
          <text:p text:style-name="P22">字段名:是否通过</text:p>
        </text:list-item>
        <text:list-item>
          <text:p text:style-name="P22">字段名:意见</text:p>
        </text:list-item>
      </text:list>
      <text:p text:style-name="P4"><text:tab/><text:tab/><text:tab/>功能名_<text:span text:style-name="T8">7:调研实施 功能类型:编辑</text:span></text:p>
      <text:list xml:id="list7232701277040050927" text:style-name="L11">
        <text:list-item>
          <text:p text:style-name="P23">字段名:调研表制作完成时间 <text:s/>字段类型:时间框 必填</text:p>
        </text:list-item>
        <text:list-item>
          <text:p text:style-name="P23">字段名:备注 字段类型:文本框 必填</text:p>
        </text:list-item>
        <text:list-item>
          <text:p text:style-name="P23">字段名:调研表名称 字段类型:单选框 可填写 非必填</text:p>
        </text:list-item>
        <text:list-item>
          <text:p text:style-name="P29">(建立问卷格式,细说)</text:p>
        </text:list-item>
      </text:list>
      <text:p text:style-name="P7"><text:tab/><text:tab/><text:tab/>功能名_8:调研分析 功能类型:编辑</text:p>
      <text:list xml:id="list2661855498348641865" text:style-name="L12">
        <text:list-item>
          <text:p text:style-name="P30">字段名:分析结果<text:span text:style-name="T9">1 字段类型:文本框 必填</text:span></text:p>
        </text:list-item>
        <text:list-item>
          <text:p text:style-name="P30">字段名:分析结果<text:span text:style-name="T9">2 字段类型:文本框 非必填</text:span></text:p>
        </text:list-item>
        <text:list-item>
          <text:p text:style-name="P30">字段名:备注 字段类型:文本框 非必填</text:p>
        </text:list-item>
      </text:list>
      <text:p text:style-name="P4"><text:tab/><text:tab/><text:tab/></text:p>
      <text:p text:style-name="P1"><text:tab/><text:tab/>导航<text:span text:style-name="T2">名_3:实施记录</text:span></text:p>
      <text:p text:style-name="P1"><text:tab/><text:tab/><text:tab/>功能名_<text:span text:style-name="T1">1:列表 功能类型:网格</text:span></text:p>
      <text:list xml:id="list6769260419457809469" text:style-name="L13">
        <text:list-item>
          <text:p text:style-name="P35">字段名:调研编号</text:p>
        </text:list-item>
        <text:list-item>
          <text:p text:style-name="P35"><text:soft-page-break/>字段名:调研发起人</text:p>
        </text:list-item>
        <text:list-item>
          <text:p text:style-name="P35">字段名:岗位</text:p>
        </text:list-item>
        <text:list-item>
          <text:p text:style-name="P26">字段名:是否为定期调研</text:p>
        </text:list-item>
        <text:list-item>
          <text:p text:style-name="P26">字段名:调研类型</text:p>
        </text:list-item>
        <text:list-item>
          <text:p text:style-name="P26">字段名:调研主题</text:p>
        </text:list-item>
        <text:list-item>
          <text:p text:style-name="P26">字段名:调研目的</text:p>
        </text:list-item>
        <text:list-item>
          <text:p text:style-name="P26">字段名:调研目的</text:p>
        </text:list-item>
        <text:list-item>
          <text:p text:style-name="P26">字段名:调研内容</text:p>
        </text:list-item>
        <text:list-item>
          <text:p text:style-name="P26">字段名:调研对象</text:p>
        </text:list-item>
        <text:list-item>
          <text:p text:style-name="P26">字段名:调研计划开始时间</text:p>
        </text:list-item>
        <text:list-item>
          <text:p text:style-name="P26">字段名:调研计划结束时间</text:p>
        </text:list-item>
        <text:list-item>
          <text:p text:style-name="P26">字段名:调研表计划完成时间</text:p>
        </text:list-item>
        <text:list-item>
          <text:p text:style-name="P26">字段名:调研实际开始时间</text:p>
        </text:list-item>
        <text:list-item>
          <text:p text:style-name="P26">字段名:调研实际结束时间</text:p>
        </text:list-item>
        <text:list-item>
          <text:p text:style-name="P26">字段名:调研表实际完成时间</text:p>
        </text:list-item>
        <text:list-item>
          <text:p text:style-name="P26">字段名:调研表名称</text:p>
        </text:list-item>
        <text:list-item>
          <text:p text:style-name="P26">字段名:调研状态</text:p>
        </text:list-item>
        <text:list-item>
          <text:p text:style-name="P26">字段名:备注</text:p>
        </text:list-item>
      </text:list>
      <text:p text:style-name="P6"><text:tab/><text:tab/><text:tab/>功能名_<text:span text:style-name="T9">2:添加 功能类型:编辑</text:span></text:p>
      <text:list xml:id="list6557329190206484176" text:style-name="L14">
        <text:list-item>
          <text:p text:style-name="P27">字段名:调研计划 字段类型:单选框 必填</text:p>
        </text:list-item>
        <text:list-item>
          <text:p text:style-name="P24">字段名:调研表制作完成时间 <text:s/>字段类型:时间框 必填</text:p>
        </text:list-item>
        <text:list-item>
          <text:p text:style-name="P24">字段名:备注 字段类型:文本框 非必填</text:p>
        </text:list-item>
        <text:list-item>
          <text:p text:style-name="P24">字段名:调研表名称 字段类型:单选框 可填写 非必填</text:p>
        </text:list-item>
        <text:list-item>
          <text:p text:style-name="P31">(建立问卷格式,细说)</text:p>
        </text:list-item>
      </text:list>
      <text:p text:style-name="P8"><text:tab/><text:tab/><text:tab/>功能名_<text:span text:style-name="T9">3:修改问卷 功能类型:编辑</text:span></text:p>
      <text:p text:style-name="P8"><text:tab/><text:tab/><text:tab/><text:tab/><text:span text:style-name="T9">(</text:span>问卷格式,细说)</text:p>
      <text:p text:style-name="P8"><text:tab/><text:tab/><text:tab/>功能名_<text:span text:style-name="T9">4:问卷调研 功能类型:编辑</text:span></text:p>
      <text:p text:style-name="P8"><text:tab/><text:tab/><text:tab/><text:tab/><text:span text:style-name="T9">(</text:span>问卷格式,细说)</text:p>
      <text:p text:style-name="P8"><text:tab/><text:tab/><text:tab/>功能名_<text:span text:style-name="T9">5:结束调研 功能类型:编辑</text:span></text:p>
      <text:p text:style-name="P8"><text:tab/><text:tab/><text:tab/>功能名_<text:span text:style-name="T9">6:查看结果 功能类型:网格</text:span></text:p>
      <text:list xml:id="list2398595144956484854" text:style-name="L15">
        <text:list-item>
          <text:p text:style-name="P32">字段名:问题 功能类型:单选框 必填</text:p>
        </text:list-item>
        <text:list-item>
          <text:p text:style-name="P32">按钮:查询问题信息</text:p>
        </text:list-item>
        <text:list-item>
          <text:p text:style-name="P32">按钮:查询填写记录</text:p>
        </text:list-item>
      </text:list>
      <text:p text:style-name="P1"><text:tab/>导航<text:span text:style-name="T2">下拉名_2:调研管理</text:span></text:p>
      <text:p text:style-name="P1"><text:bookmark-start text:name="__DdeLink__378_175623741"/><text:tab/><text:tab/>导航<text:span text:style-name="T2">名_1:调研类型</text:span></text:p>
      <text:p text:style-name="P1"><text:tab/><text:tab/><text:tab/>功能名_<text:span text:style-name="T1">1:列表 功能类型:网格</text:span></text:p>
      <text:list xml:id="list7764311591234526586" text:style-name="L16">
        <text:list-item>
          <text:p text:style-name="P37">字段名:类型</text:p>
        </text:list-item>
        <text:list-item>
          <text:p text:style-name="P37">字段名:描述</text:p>
        </text:list-item>
        <text:list-item>
          <text:p text:style-name="P37">字段名:是否定期</text:p>
        </text:list-item>
        <text:list-item>
          <text:p text:style-name="P37">字段名:状态</text:p>
        </text:list-item>
      </text:list>
      <text:p text:style-name="P1"><text:tab/><text:tab/><text:tab/>功能名_<text:span text:style-name="T9">2:添加 功能类型:编辑</text:span></text:p>
      <text:list xml:id="list3552469729167052850" text:style-name="L17">
        <text:list-item>
          <text:p text:style-name="P38">字段名:类型<text:span text:style-name="T4"> 字段类型:文本框 必填</text:span></text:p>
        </text:list-item>
        <text:list-item>
          <text:p text:style-name="P39">字段名:是否定期<text:span text:style-name="T4"> 字段类型:开关按钮(是/否) 必填</text:span></text:p>
        </text:list-item>
        <text:list-item>
          <text:p text:style-name="P38">字段名:描述 <text:span text:style-name="T4"><text:s/>字段类型:文本框 非必填</text:span></text:p>
        </text:list-item>
      </text:list>
      <text:p text:style-name="P10"><text:tab/><text:tab/><text:tab/>功能名_<text:span text:style-name="T10">3:编辑 功能类型:编辑</text:span></text:p>
      <text:list xml:id="list42133327009816512" text:style-name="L18">
        <text:list-item>
          <text:p text:style-name="P40">字段名:类型<text:span text:style-name="T4"> 字段类型:文本框 必填</text:span></text:p>
        </text:list-item>
        <text:list-item>
          <text:p text:style-name="P40"><text:soft-page-break/>字段名:是否定期<text:span text:style-name="T4"> 字段类型:开关按钮(是/否) 必填</text:span></text:p>
        </text:list-item>
        <text:list-item>
          <text:p text:style-name="P40">字段名:描述 <text:span text:style-name="T4"><text:s/>字段类型:文本框 非必填</text:span></text:p>
        </text:list-item>
      </text:list>
      <text:p text:style-name="P10"><text:tab/><text:tab/><text:tab/>功能名_<text:span text:style-name="T10">4:删除 功能类型:编辑</text:span></text:p>
      <text:p text:style-name="P10"><text:tab/><text:tab/><text:tab/>功能名_<text:span text:style-name="T10">5:冻结 功能类型:编辑</text:span></text:p>
      <text:p text:style-name="P10"><text:tab/><text:tab/><text:tab/>功能名_<text:span text:style-name="T10">6:解冻 功能类型:编辑</text:span></text:p>
      <text:p text:style-name="P1"><text:tab/><text:tab/>导航<text:span text:style-name="T2">名_2:调研需求类型</text:span></text:p>
      <text:p text:style-name="P10"><text:tab/><text:tab/><text:tab/><text:bookmark-end text:name="__DdeLink__378_175623741"/>功能名_<text:span text:style-name="T1">1:列表 功能类型:网格</text:span></text:p>
      <text:list xml:id="list4557492849446892531" text:style-name="L19">
        <text:list-item>
          <text:p text:style-name="P41">字段名:类型</text:p>
        </text:list-item>
        <text:list-item>
          <text:p text:style-name="P41">字段名:描述</text:p>
        </text:list-item>
        <text:list-item>
          <text:p text:style-name="P41">字段名:状态</text:p>
        </text:list-item>
      </text:list>
      <text:p text:style-name="P10"><text:tab/><text:tab/><text:tab/>功能名_<text:span text:style-name="T9">2:添加 功能类型:编辑</text:span></text:p>
      <text:list xml:id="list1106695188190357278" text:style-name="L20">
        <text:list-item>
          <text:p text:style-name="P42">字段名:类型<text:span text:style-name="T4"> 字段类型:文本框 必填</text:span></text:p>
        </text:list-item>
        <text:list-item>
          <text:p text:style-name="P42">字段名:描述 <text:span text:style-name="T4"><text:s/>字段类型:文本框 非必填</text:span></text:p>
        </text:list-item>
      </text:list>
      <text:p text:style-name="P10"><text:tab/><text:tab/><text:tab/>功能名_<text:span text:style-name="T10">3:编辑 功能类型:编辑</text:span></text:p>
      <text:list xml:id="list877743013431435678" text:style-name="L21">
        <text:list-item>
          <text:p text:style-name="P43">字段名:类型<text:span text:style-name="T4"> 字段类型:文本框 必填</text:span></text:p>
        </text:list-item>
        <text:list-item>
          <text:p text:style-name="P43">字段名:描述 <text:span text:style-name="T4"><text:s/>字段类型:文本框 非必填</text:span></text:p>
        </text:list-item>
      </text:list>
      <text:p text:style-name="P10"><text:tab/><text:tab/><text:tab/>功能名_<text:span text:style-name="T10">4:删除 功能类型:编辑</text:span></text:p>
      <text:p text:style-name="P10"><text:tab/><text:tab/><text:tab/>功能名_<text:span text:style-name="T10">5:冻结 功能类型:编辑</text:span></text:p>
      <text:p text:style-name="P10"><text:tab/><text:tab/><text:tab/>功能名_<text:span text:style-name="T10">6:解冻 功能类型:编辑</text:span></text:p>
      <text:p text:style-name="P1"><text:tab/><text:tab/>导航<text:span text:style-name="T2">名_3:调研方式</text:span></text:p>
      <text:p text:style-name="P10"><text:tab/><text:tab/><text:tab/>功能名_<text:span text:style-name="T1">1:列表 功能类型:网格</text:span></text:p>
      <text:list xml:id="list739131460035604315" text:style-name="L22">
        <text:list-item>
          <text:p text:style-name="P44">字段名:类型</text:p>
        </text:list-item>
        <text:list-item>
          <text:p text:style-name="P44">字段名:描述</text:p>
        </text:list-item>
        <text:list-item>
          <text:p text:style-name="P44">字段名:是否使用问卷调查</text:p>
        </text:list-item>
        <text:list-item>
          <text:p text:style-name="P44">字段名:状态</text:p>
        </text:list-item>
      </text:list>
      <text:p text:style-name="P10"><text:tab/><text:tab/><text:tab/>功能名_<text:span text:style-name="T9">2:添加 功能类型:编辑</text:span></text:p>
      <text:list xml:id="list113893785974889957" text:style-name="L23">
        <text:list-item>
          <text:p text:style-name="P45">字段名:类型<text:span text:style-name="T4"> 字段类型:文本框 必填</text:span></text:p>
        </text:list-item>
        <text:list-item>
          <text:p text:style-name="P45">字段名:是否使用问卷调查<text:span text:style-name="T4"> 字段类型:开关按钮(是/否) 必填</text:span></text:p>
        </text:list-item>
        <text:list-item>
          <text:p text:style-name="P45">字段名:描述 <text:span text:style-name="T4"><text:s/>字段类型:文本框 非必填</text:span></text:p>
        </text:list-item>
      </text:list>
      <text:p text:style-name="P10"><text:tab/><text:tab/><text:tab/>功能名_<text:span text:style-name="T10">3:编辑 功能类型:编辑</text:span></text:p>
      <text:list xml:id="list7136219021224827626" text:style-name="L24">
        <text:list-item>
          <text:p text:style-name="P46">字段名:类型<text:span text:style-name="T4"> 字段类型:文本框 必填</text:span></text:p>
        </text:list-item>
        <text:list-item>
          <text:p text:style-name="P46">字段名:是否使用问卷调查<text:span text:style-name="T4"> 字段类型:开关按钮(是/否) 必填</text:span></text:p>
        </text:list-item>
        <text:list-item>
          <text:p text:style-name="P46">字段名:描述 <text:span text:style-name="T4"><text:s/>字段类型:文本框 非必填</text:span></text:p>
        </text:list-item>
      </text:list>
      <text:p text:style-name="P10"><text:tab/><text:tab/><text:tab/>功能名_<text:span text:style-name="T10">4:删除 功能类型:编辑</text:span></text:p>
      <text:p text:style-name="P10"><text:tab/><text:tab/><text:tab/>功能名_<text:span text:style-name="T10">5:冻结 功能类型:编辑</text:span></text:p>
      <text:p text:style-name="P10"><text:tab/><text:tab/><text:tab/>功能名_<text:span text:style-name="T10">6:解冻 功能类型:编辑</text:span></text:p>
      <text:p text:style-name="P1"><text:tab/>导航下拉名_<text:span text:style-name="T3">3:调研记录</text:span></text:p>
      <text:p text:style-name="P1"><text:tab/><text:tab/>导航<text:span text:style-name="T2">名_1:技能调研</text:span></text:p>
      <text:p text:style-name="P1"><text:tab/><text:tab/><text:tab/>功能名_<text:span text:style-name="T1">1:列表 功能类型:网格</text:span></text:p>
      <text:list xml:id="list7203955437671410535" text:style-name="L25">
        <text:list-item>
          <text:p text:style-name="P47">字段名:姓名</text:p>
        </text:list-item>
        <text:list-item>
          <text:p text:style-name="P47">字段名:地区</text:p>
        </text:list-item>
        <text:list-item>
          <text:p text:style-name="P47">字段名:部门</text:p>
        </text:list-item>
        <text:list-item>
          <text:p text:style-name="P47">字段名:岗位层级</text:p>
        </text:list-item>
        <text:list-item>
          <text:p text:style-name="P47">字段名:职位</text:p>
        </text:list-item>
        <text:list-item>
          <text:p text:style-name="P47">字段名:调研编号</text:p>
        </text:list-item>
        <text:list-item>
          <text:p text:style-name="P47">字段名:调研类型</text:p>
        </text:list-item>
        <text:list-item>
          <text:p text:style-name="P47"><text:soft-page-break/>字段名:技能名称</text:p>
        </text:list-item>
        <text:list-item>
          <text:p text:style-name="P47">字段名:水平</text:p>
        </text:list-item>
        <text:list-item>
          <text:p text:style-name="P47">字段名:备注</text:p>
        </text:list-item>
      </text:list>
      <text:p text:style-name="P1"><text:tab/><text:tab/><text:tab/>功能名_<text:span text:style-name="T10">2:添加 功能类型:编辑</text:span></text:p>
      <text:list xml:id="list9164673008811021584" text:style-name="L26">
        <text:list-item>
          <text:p text:style-name="P48">字段名:用户 字段类型:单选框 必填</text:p>
        </text:list-item>
        <text:list-item>
          <text:p text:style-name="P48">字段名:调研计划 字段类型:单选框 必填</text:p>
        </text:list-item>
        <text:list-item>
          <text:p text:style-name="P49">字段名:技能名称<text:span text:style-name="T4"> 字段类型:文本框 必填</text:span></text:p>
        </text:list-item>
        <text:list-item>
          <text:p text:style-name="P49">字段名:水平<text:span text:style-name="T4"> 字段类型:文本框 必填</text:span></text:p>
        </text:list-item>
        <text:list-item>
          <text:p text:style-name="P49">字段名:备注<text:span text:style-name="T4"> 字段类型:文本框 非必填</text:span></text:p>
        </text:list-item>
      </text:list>
      <text:p text:style-name="P10"><text:tab/><text:tab/><text:tab/>功能名_<text:span text:style-name="T10">3:编辑 功能类型:编辑</text:span></text:p>
      <text:list xml:id="list3975805573880968179" text:style-name="L27">
        <text:list-item>
          <text:p text:style-name="P50">字段名:用户 字段类型:单选框 必填</text:p>
        </text:list-item>
        <text:list-item>
          <text:p text:style-name="P50">字段名:调研计划 字段类型:单选框 必填</text:p>
        </text:list-item>
        <text:list-item>
          <text:p text:style-name="P50">字段名:技能名称<text:span text:style-name="T4"> 字段类型:文本框 必填</text:span></text:p>
        </text:list-item>
        <text:list-item>
          <text:p text:style-name="P50">字段名:水平<text:span text:style-name="T4"> 字段类型:文本框 必填</text:span></text:p>
        </text:list-item>
        <text:list-item>
          <text:p text:style-name="P50">字段名:备注<text:span text:style-name="T4"> 字段类型:文本框 非必填</text:span></text:p>
        </text:list-item>
      </text:list>
      <text:p text:style-name="P10"><text:tab/><text:tab/><text:tab/>功能名_<text:span text:style-name="T10">4:删除 功能类型:编辑</text:span></text:p>
      <text:p text:style-name="P1"><text:tab/><text:tab/>导航<text:span text:style-name="T2">名_2:调研分析</text:span></text:p>
      <text:p text:style-name="P1"><text:tab/><text:tab/><text:tab/>功能名_<text:span text:style-name="T1">1:列表 功能类型:网格</text:span></text:p>
      <text:list xml:id="list5033191876669757522" text:style-name="L28">
        <text:list-item>
          <text:p text:style-name="P36">字段名:调研编号</text:p>
        </text:list-item>
        <text:list-item>
          <text:p text:style-name="P36">字段名:调研发起人</text:p>
        </text:list-item>
        <text:list-item>
          <text:p text:style-name="P36">字段名:岗位</text:p>
        </text:list-item>
        <text:list-item>
          <text:p text:style-name="P28">字段名:是否为定期调研</text:p>
        </text:list-item>
        <text:list-item>
          <text:p text:style-name="P28">字段名:调研类型</text:p>
        </text:list-item>
        <text:list-item>
          <text:p text:style-name="P28">字段名:调研主题</text:p>
        </text:list-item>
        <text:list-item>
          <text:p text:style-name="P28">字段名:调研目的</text:p>
        </text:list-item>
        <text:list-item>
          <text:p text:style-name="P28">字段名:调研目的</text:p>
        </text:list-item>
        <text:list-item>
          <text:p text:style-name="P28">字段名:调研内容</text:p>
        </text:list-item>
        <text:list-item>
          <text:p text:style-name="P28">字段名:调研对象</text:p>
        </text:list-item>
        <text:list-item>
          <text:p text:style-name="P51">字段名:调研分析人</text:p>
        </text:list-item>
        <text:list-item>
          <text:p text:style-name="P51">字段名:分析结果1</text:p>
        </text:list-item>
        <text:list-item>
          <text:p text:style-name="P51">字段名:分析结果2</text:p>
        </text:list-item>
        <text:list-item>
          <text:p text:style-name="P51">字段名:备注</text:p>
        </text:list-item>
      </text:list>
      <text:p text:style-name="P11"><text:tab/><text:tab/><text:tab/>功能名_2:添加 功能类型:编辑</text:p>
      <text:list xml:id="list2530686741079502058" text:style-name="L29">
        <text:list-item>
          <text:p text:style-name="P52">字段名:调研计划 字段类型:单选框 必填</text:p>
        </text:list-item>
        <text:list-item>
          <text:p text:style-name="P33">字段名:分析结果<text:span text:style-name="T9">1 字段类型:文本框 必填</text:span></text:p>
        </text:list-item>
        <text:list-item>
          <text:p text:style-name="P33">字段名:分析结果<text:span text:style-name="T9">2 字段类型:文本框 非必填</text:span></text:p>
        </text:list-item>
        <text:list-item>
          <text:p text:style-name="P33">字段名:备注 字段类型:文本框 非必填</text:p>
        </text:list-item>
      </text:list>
      <text:p text:style-name="P9"><text:tab/><text:tab/><text:tab/>功能名_<text:span text:style-name="T11">3:编辑 功能类型:编辑</text:span></text:p>
      <text:list xml:id="list2894853074022606813" text:style-name="L30">
        <text:list-item>
          <text:p text:style-name="P34">字段名:分析结果<text:span text:style-name="T9">1 字段类型:文本框 必填</text:span></text:p>
        </text:list-item>
        <text:list-item>
          <text:p text:style-name="P34">字段名:分析结果<text:span text:style-name="T9">2 字段类型:文本框 非必填</text:span></text:p>
        </text:list-item>
        <text:list-item>
          <text:p text:style-name="P34">字段名:备注 字段类型:文本框 非必填</text:p>
        </text:list-item>
      </text:list>
      <text:p text:style-name="P9"><text:tab/><text:tab/><text:tab/>功能名_<text:span text:style-name="T11">4:删除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4:34:11.013541241</meta:creation-date>
    <dc:date>2017-04-07T16:44:41.047777993</dc:date>
    <meta:editing-duration>PT9H52M24S</meta:editing-duration>
    <meta:editing-cycles>5</meta:editing-cycles>
    <meta:generator>LibreOffice/5.1.5.2$Linux_X86_64 LibreOffice_project/10$Build-2</meta:generator>
    <meta:document-statistic meta:table-count="0" meta:image-count="0" meta:object-count="0" meta:page-count="5" meta:paragraph-count="225" meta:word-count="3022" meta:character-count="3696" meta:non-whitespace-character-count="3323"/>
  </office:meta>
</office:document-meta>
</file>